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</office:font-face-decls>
  <office:automatic-styles>
    <style:style style:name="P1" style:family="paragraph" style:parent-style-name="Standard">
      <style:text-properties style:font-name="Liberation Sans" fo:language="zxx" fo:country="none" officeooo:paragraph-rsid="001b2a42" style:language-asian="zxx" style:country-asian="none" style:language-complex="zxx" style:country-complex="none"/>
    </style:style>
    <style:style style:name="P2" style:family="paragraph" style:parent-style-name="Standard" style:list-style-name="L1">
      <style:text-properties officeooo:paragraph-rsid="001b2a42"/>
    </style:style>
    <style:style style:name="P3" style:family="paragraph" style:parent-style-name="Standard" style:list-style-name="L1">
      <style:text-properties style:font-name="Liberation Sans" fo:language="zxx" fo:country="none" officeooo:paragraph-rsid="001b2a42" style:language-asian="zxx" style:country-asian="none" style:language-complex="zxx" style:country-complex="none"/>
    </style:style>
    <style:style style:name="T1" style:family="text">
      <style:text-properties style:font-name="Liberation Sans" fo:language="zxx" fo:country="none" style:language-asian="zxx" style:country-asian="none" style:language-complex="zxx" style:country-complex="none"/>
    </style:style>
    <text:list-style style:name="L1">
      <text:list-level-style-bullet text:level="1" text:style-name="WW_5f_CharLFO15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5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5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5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5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5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5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5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5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sservazioni e possibili modifiche:</text:p>
      <text:list xml:id="list264683244" text:style-name="L1">
        <text:list-item>
          <text:p text:style-name="P3">Si è notato che il problema della possibilità di mettere nella stessa vettura uno stesso tipo di componente, nel caso l'attuale si guasti, non è possibile risolverlo in questa fase del progetto.</text:p>
          <text:list>
            <text:list-item>
              <text:p text:style-name="P3">Inserimento codice in costituire (problema n,m) [non risolto]</text:p>
            </text:list-item>
            <text:list-item>
              <text:p text:style-name="P2"><text:span text:style-name="Car._20_predefinito_20_paragrafo"><text:span text:style-name="T1">{Data messa come identificatore in costituire. Non sarà possibile installare lo stesso componente nella stessa vettura.}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WW_5f_CharLFO15LVL1" style:display-name="WW_CharLFO1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2" style:display-name="WW_CharLFO1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3" style:display-name="WW_CharLFO1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4" style:display-name="WW_CharLFO1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5" style:display-name="WW_CharLFO1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6" style:display-name="WW_CharLFO1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7" style:display-name="WW_CharLFO1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8" style:display-name="WW_CharLFO1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9" style:display-name="WW_CharLFO1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Car._20_predefinito_20_paragrafo" style:display-name="Car. predefinito paragrafo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09:31:19.234252919</meta:creation-date>
    <dc:date>2023-11-30T08:34:34.996202116</dc:date>
    <meta:editing-duration>PT3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4" meta:word-count="63" meta:character-count="413" meta:non-whitespace-character-count="357"/>
  </office:meta>
</office:document-meta>
</file>